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98in"/>
    </style:style>
    <style:style style:name="co2" style:family="table-column">
      <style:table-column-properties fo:break-before="auto" style:column-width="1.228in"/>
    </style:style>
    <style:style style:name="co3" style:family="table-column">
      <style:table-column-properties fo:break-before="auto" style:column-width="0.9839in"/>
    </style:style>
    <style:style style:name="co4" style:family="table-column">
      <style:table-column-properties fo:break-before="auto" style:column-width="2.7882in"/>
    </style:style>
    <style:style style:name="co5" style:family="table-column">
      <style:table-column-properties fo:break-before="auto" style:column-width="10.0028in"/>
    </style:style>
    <style:style style:name="co6" style:family="table-column">
      <style:table-column-properties fo:break-before="auto" style:column-width="9.080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Anzahl</text:p>
          </table:table-cell>
          <table:table-cell table:style-name="ce3" office:value-type="string" calcext:value-type="string">
            <text:p>Vorhanden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Link</text:p>
          </table:table-cell>
          <table:table-cell/>
          <table:table-cell table:style-name="ce1" table:number-columns-repeated="16378"/>
        </table:table-row>
        <table:table-row table:style-name="ro1">
          <table:table-cell table:style-name="ce2" table:number-columns-repeated="2"/>
          <table:table-cell table:style-name="ce5"/>
          <table:table-cell table:style-name="ce2" table:number-columns-repeated="2"/>
          <table:table-cell/>
          <table:table-cell table:style-name="ce2" table:number-columns-repeated="16378"/>
        </table:table-row>
        <table:table-row table:style-name="ro1">
          <table:table-cell office:value-type="string" calcext:value-type="string">
            <text:p>5V Buck Convert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ttps://de.aliexpress.com/item/1005005296570391.html?spm=a2g0o.order_list.order_list_main.55.573d5c5fDRr11E&amp;gatewayAdapt=glo2deu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24V Boost Conver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e.aliexpress.com/item/1005006381432341.html?spm=a2g0o.order_list.order_list_main.5.573d5c5fDRr11E&amp;gatewayAdapt=glo2deu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Kerko 100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ug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Diode groß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ug</text:p>
          </table:table-cell>
          <table:table-cell office:value-type="string" calcext:value-type="string">
            <text:p>Pitch 10,16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Diode kl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ug</text:p>
          </table:table-cell>
          <table:table-cell office:value-type="string" calcext:value-type="string">
            <text:p>Pitch 7,62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Schraubterminal 2-Fach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https://de.aliexpress.com/item/1005009002216100.html?spm=a2g0o.order_list.order_list_main.152.573d5c5fDRr11E&amp;gatewayAdapt=glo2deu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Schraubterminal 3-Fach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s://de.aliexpress.com/item/1005009002216100.html?spm=a2g0o.order_list.order_list_main.152.573d5c5fDRr11E&amp;gatewayAdapt=glo2deu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XLR-Buchse Fema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s://de.aliexpress.com/item/1005009831794833.html?spm=a2g0o.order_list.order_list_main.135.573d5c5fDRr11E&amp;gatewayAdapt=glo2deu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ESP32 S3 Zer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de.aliexpress.com/item/1005007948911104.html?spm=a2g0o.order_list.order_list_main.208.573d5c5fDRr11E&amp;gatewayAdapt=glo2deu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Pin Hea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enug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Pin Header Buchse 1x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de.aliexpress.com/item/32970948352.html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Barrel Jac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f alten platinen</text:p>
          </table:table-cell>
          <table:table-cell office:value-type="string" calcext:value-type="string">
            <text:p>https://www.digikey.de/de/products/detail/same-sky-formerly-cui-devices/PJ-050BH/1644584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RJ45 Doppelbuch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de.aliexpress.com/item/1005007077598876.html?spm=a2g0o.order_list.order_list_main.258.573d5c5fDRr11E&amp;gatewayAdapt=glo2deu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LED Blau 3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ug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Neopixel WS281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ug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MOSFET IRLZ44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ug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Widerstand 100 Oh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Widerstand 1k Oh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Widerstand 10k Oh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Smart Switch BV1HD090FJ-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f alten platinen</text:p>
          </table:table-cell>
          <table:table-cell office:value-type="string" calcext:value-type="string">
            <text:p>https://www.rohm.de/products/power-management/ipds/smart-high-side-switch-ics/bv1hd090fj-c-product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DMX THVD1400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s://de.aliexpress.com/item/1005009482834248.html?spm=a2g0o.order_list.order_list_main.268.573d5c5fDRr11E&amp;gatewayAdapt=glo2deu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Zylinkerkopfschraube M3x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ug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Senkkopfschraube M3x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ug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Gehäu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Deck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USB-C K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78"/>
        </table:table-row>
        <table:table-row table:style-name="ro1" table:number-rows-repeated="1048547">
          <table:table-cell table:number-columns-repeated="6"/>
          <table:table-cell table:style-name="Default" table:number-columns-repeated="16378"/>
        </table:table-row>
        <table:table-row table:style-name="ro1">
          <table:table-cell table:number-columns-repeated="6"/>
          <table:table-cell table:style-name="Default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/00/0000</text:date>, <text:time style:data-style-name="N2" text:time-value="22:18:04.1908739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4T20:26:42.359186458</meta:creation-date>
    <dc:date>2026-02-24T22:41:14.017192205</dc:date>
    <meta:editing-duration>PT1H17M54S</meta:editing-duration>
    <meta:editing-cycles>13</meta:editing-cycles>
    <meta:generator>LibreOffice/25.8.5.2$Linux_X86_64 LibreOffice_project/580$Build-2</meta:generator>
    <meta:document-statistic meta:table-count="1" meta:cell-count="98" meta:object-count="0"/>
  </office:meta>
</office:document-meta>
</file>